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54.7mm"/>
    </style:style>
    <style:style style:name="co4" style:family="table-column">
      <style:table-column-properties fo:break-before="auto" style:column-width="55.58mm"/>
    </style:style>
    <style:style style:name="co5" style:family="table-column">
      <style:table-column-properties fo:break-before="auto" style:column-width="59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5mm" fo:break-before="auto" style:use-optimal-row-height="true"/>
    </style:style>
    <style:style style:name="ro3" style:family="table-row">
      <style:table-row-properties style:row-height="29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>
      <style:table-cell-properties style:vertical-align="top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OCKERNAME</text:p>
          </table:table-cell>
          <table:table-cell office:value-type="string" calcext:value-type="string">
            <text:p>DOMAINNAME</text:p>
          </table:table-cell>
          <table:table-cell office:value-type="string" calcext:value-type="string">
            <text:p>ALTERNATIVE_DOMAINNAME</text:p>
          </table:table-cell>
          <table:table-cell table:style-name="ce2" office:value-type="string" calcext:value-type="string">
            <text:p>router-stuff</text:p>
          </table:table-cell>
          <table:table-cell table:style-name="ce2" office:value-type="string" calcext:value-type="string">
            <text:p>service-stuf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ain1</text:p>
          </table:table-cell>
          <table:table-cell office:value-type="string" calcext:value-type="string">
            <text:p>www.domain1.xy</text:p>
          </table:table-cell>
          <table:table-cell office:value-type="string" calcext:value-type="string">
            <text:p>domain1.xy</text:p>
          </table:table-cell>
          <table:table-cell table:formula="of:=COM.MICROSOFT.CONCAT( &quot;    [http.routers.router_&quot;;[.A2];&quot;_http]&quot;;CHAR(10); &quot;       entrypoints = ['http']&quot;;CHAR(10); &quot;       service = 'service-&quot;;[.A2];&quot;'&quot;;CHAR(10); &quot;       middlewares = ['httpsredirect']&quot;;CHAR(10); &quot;       rule = 'host(`&quot;;[.B2];&quot;`)'&quot;;CHAR(10); &quot;     [http.routers.router_&quot;;[.A2];&quot;_https]&quot;;CHAR(10); &quot;       entrypoints = ['https','http']&quot;;CHAR(10); &quot;       service = 'service-&quot;;[.A2];&quot;'&quot;;CHAR(10); &quot;       rule = 'host(`&quot;;[.B2];&quot;`) &quot;;IF([.C2]=&quot;&quot;;&quot;&quot;;COM.MICROSOFT.CONCAT(&quot; || host(`&quot;;[.C2];&quot;`)&quot;));&quot;'&quot;;CHAR(10); &quot;       [http.routers.router_&quot;;[.A2];&quot;_https.tls]&quot;;CHAR(10); &quot;         certresolver = 'letsencrypt'&quot;;CHAR(10); &quot;         [[http.routers.router_&quot;;[.A2];&quot;_https.tls.domains]]&quot;;CHAR(10); &quot;         main = '&quot;;[.B2];&quot;'&quot;;CHAR(10); IF([.C2]=&quot;&quot;;&quot;&quot;;COM.MICROSOFT.CONCAT( &quot;         sans = ['&quot;;[.C2];&quot;']&quot;;CHAR(10))) )" office:value-type="string" office:string-value="    [http.routers.router_domain1_http]&#10;       entrypoints = ['http']&#10;       service = 'service-domain1'&#10;       middlewares = ['httpsredirect']&#10;       rule = 'host(`www.domain1.xy`)'&#10;     [http.routers.router_domain1_https]&#10;       entrypoints = ['https','http']&#10;       service = 'service-domain1'&#10;       rule = 'host(`www.domain1.xy`)  || host(`domain1.xy`)'&#10;       [http.routers.router_domain1_https.tls]&#10;         certresolver = 'letsencrypt'&#10;         [[http.routers.router_domain1_https.tls.domains]]&#10;         main = 'www.domain1.xy'&#10;         sans = ['domain1.xy']&#10;" calcext:value-type="string">
            <text:p>    [http.routers.router_domain1_http]</text:p>
            <text:p>       entrypoints = ['http']</text:p>
            <text:p>       service = 'service-domain1'</text:p>
            <text:p>       middlewares = ['httpsredirect']</text:p>
            <text:p>       rule = 'host(`www.domain1.xy`)'</text:p>
            <text:p>     [http.routers.router_domain1_https]</text:p>
            <text:p>       entrypoints = ['https','http']</text:p>
            <text:p>       service = 'service-domain1'</text:p>
            <text:p>       rule = 'host(`www.domain1.xy`)  || host(`domain1.xy`)'</text:p>
            <text:p>       [http.routers.router_domain1_https.tls]</text:p>
            <text:p>         certresolver = 'letsencrypt'</text:p>
            <text:p>         [[http.routers.router_domain1_https.tls.domains]]</text:p>
            <text:p>         main = 'www.domain1.xy'</text:p>
            <text:p>         sans = ['domain1.xy']</text:p>
            <text:p/>
          </table:table-cell>
          <table:table-cell table:formula="of:=COM.MICROSOFT.CONCAT(&quot;      [http.services.service-&quot;;[.A2];&quot;]&quot;;CHAR(10);&quot;        [http.services.service-&quot;;[.A2];&quot;.loadBalancer]&quot;;CHAR(10);&quot;          [[http.services.service-&quot;;[.A2];&quot;.loadBalancer.servers]]&quot;;CHAR(10);&quot;            url = 'http://&quot;;[.A2];&quot;'&quot;;CHAR(10))" office:value-type="string" office:string-value="      [http.services.service-domain1]&#10;        [http.services.service-domain1.loadBalancer]&#10;          [[http.services.service-domain1.loadBalancer.servers]]&#10;            url = 'http://domain1'&#10;" calcext:value-type="string">
            <text:p>      [http.services.service-domain1]</text:p>
            <text:p>        [http.services.service-domain1.loadBalancer]</text:p>
            <text:p>          [[http.services.service-domain1.loadBalancer.servers]]</text:p>
            <text:p>            url = 'http://domain1'</text:p>
            <text:p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main2</text:p>
          </table:table-cell>
          <table:table-cell office:value-type="string" calcext:value-type="string">
            <text:p>www.domain2.xy</text:p>
          </table:table-cell>
          <table:table-cell office:value-type="string" calcext:value-type="string">
            <text:p>domain2.xy</text:p>
          </table:table-cell>
          <table:table-cell table:formula="of:=COM.MICROSOFT.CONCAT( &quot;    [http.routers.router_&quot;;[.A3];&quot;_http]&quot;;CHAR(10); &quot;       entrypoints = ['http']&quot;;CHAR(10); &quot;       service = 'service-&quot;;[.A3];&quot;'&quot;;CHAR(10); &quot;       middlewares = ['httpsredirect']&quot;;CHAR(10); &quot;       rule = 'host(`&quot;;[.B3];&quot;`)'&quot;;CHAR(10); &quot;     [http.routers.router_&quot;;[.A3];&quot;_https]&quot;;CHAR(10); &quot;       entrypoints = ['https','http']&quot;;CHAR(10); &quot;       service = 'service-&quot;;[.A3];&quot;'&quot;;CHAR(10); &quot;       rule = 'host(`&quot;;[.B3];&quot;`) &quot;;IF([.C3]=&quot;&quot;;&quot;&quot;;COM.MICROSOFT.CONCAT(&quot; || host(`&quot;;[.C3];&quot;`)&quot;));&quot;'&quot;;CHAR(10); &quot;       [http.routers.router_&quot;;[.A3];&quot;_https.tls]&quot;;CHAR(10); &quot;         certresolver = 'letsencrypt'&quot;;CHAR(10); &quot;         [[http.routers.router_&quot;;[.A3];&quot;_https.tls.domains]]&quot;;CHAR(10); &quot;         main = '&quot;;[.B3];&quot;'&quot;;CHAR(10); IF([.C3]=&quot;&quot;;&quot;&quot;;COM.MICROSOFT.CONCAT( &quot;         sans = ['&quot;;[.C3];&quot;']&quot;;CHAR(10))) )" office:value-type="string" office:string-value="    [http.routers.router_domain2_http]&#10;       entrypoints = ['http']&#10;       service = 'service-domain2'&#10;       middlewares = ['httpsredirect']&#10;       rule = 'host(`www.domain2.xy`)'&#10;     [http.routers.router_domain2_https]&#10;       entrypoints = ['https','http']&#10;       service = 'service-domain2'&#10;       rule = 'host(`www.domain2.xy`)  || host(`domain2.xy`)'&#10;       [http.routers.router_domain2_https.tls]&#10;         certresolver = 'letsencrypt'&#10;         [[http.routers.router_domain2_https.tls.domains]]&#10;         main = 'www.domain2.xy'&#10;         sans = ['domain2.xy']&#10;" calcext:value-type="string">
            <text:p>    [http.routers.router_domain2_http]</text:p>
            <text:p>       entrypoints = ['http']</text:p>
            <text:p>       service = 'service-domain2'</text:p>
            <text:p>       middlewares = ['httpsredirect']</text:p>
            <text:p>       rule = 'host(`www.domain2.xy`)'</text:p>
            <text:p>     [http.routers.router_domain2_https]</text:p>
            <text:p>       entrypoints = ['https','http']</text:p>
            <text:p>       service = 'service-domain2'</text:p>
            <text:p>       rule = 'host(`www.domain2.xy`)  || host(`domain2.xy`)'</text:p>
            <text:p>       [http.routers.router_domain2_https.tls]</text:p>
            <text:p>         certresolver = 'letsencrypt'</text:p>
            <text:p>         [[http.routers.router_domain2_https.tls.domains]]</text:p>
            <text:p>         main = 'www.domain2.xy'</text:p>
            <text:p>         sans = ['domain2.xy']</text:p>
            <text:p/>
          </table:table-cell>
          <table:table-cell table:formula="of:=COM.MICROSOFT.CONCAT(&quot;      [http.services.service-&quot;;[.A3];&quot;]&quot;;CHAR(10);&quot;        [http.services.service-&quot;;[.A3];&quot;.loadBalancer]&quot;;CHAR(10);&quot;          [[http.services.service-&quot;;[.A3];&quot;.loadBalancer.servers]]&quot;;CHAR(10);&quot;            url = 'http://&quot;;[.A3];&quot;'&quot;;CHAR(10))" office:value-type="string" office:string-value="      [http.services.service-domain2]&#10;        [http.services.service-domain2.loadBalancer]&#10;          [[http.services.service-domain2.loadBalancer.servers]]&#10;            url = 'http://domain2'&#10;" calcext:value-type="string">
            <text:p>      [http.services.service-domain2]</text:p>
            <text:p>        [http.services.service-domain2.loadBalancer]</text:p>
            <text:p>          [[http.services.service-domain2.loadBalancer.servers]]</text:p>
            <text:p>            url = 'http://domain2'</text:p>
            <text:p/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8:43.402465324</meta:creation-date>
    <dc:date>2020-03-14T20:59:59.254214774</dc:date>
    <meta:editing-duration>P1DT23H47M20S</meta:editing-duration>
    <meta:editing-cycles>22</meta:editing-cycles>
    <meta:generator>LibreOffice/5.4.1.2$MacOSX_X86_64 LibreOffice_project/ea7cb86e6eeb2bf3a5af73a8f7777ac570321527</meta:generator>
    <meta:document-statistic meta:table-count="1" meta:cell-count="15" meta:object-count="0"/>
  </office:meta>
</office:document-meta>
</file>